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ase 2 – Intermediate Projects 🚀</text:h>
      <text:p text:style-name="Text_20_body">This folder contains the <text:span text:style-name="Strong_20_Emphasis">Phase 2 Intermediate Projects</text:span> developed as part of the SEQATO LLM Awareness &amp; Portfolio Development Program.</text:p>
      <text:h text:style-name="Heading_20_2" text:outline-level="2">📂 Projects Included</text:h>
      <text:list xml:id="list980465675" text:style-name="L1">
        <text:list-item>
          <text:p text:style-name="P3"><text:span text:style-name="Strong_20_Emphasis">Global News Topic Tracker</text:span> – Scrapes Google News RSS feeds and summarizes trending topics with LLaMA3.</text:p>
        </text:list-item>
        <text:list-item>
          <text:p text:style-name="P3"><text:span text:style-name="Strong_20_Emphasis">Multi-Modal Assistant</text:span> – Upload an image and ask questions; combines BLIP (image captioning) + LLaMA3 for reasoning.</text:p>
        </text:list-item>
        <text:list-item>
          <text:p text:style-name="P3"><text:span text:style-name="Strong_20_Emphasis">Meeting Notes &amp; Action Item Extractor</text:span> – Upload audio recordings of meetings; Whisper transcribes speech and LLaMA3 generates structured notes &amp; action items.</text:p>
        </text:list-item>
      </text:list>
      <text:p text:style-name="Horizontal_20_Line"/>
      <text:h text:style-name="Heading_20_2" text:outline-level="2">⚙️ Setup Instructions</text:h>
      <text:h text:style-name="Heading_20_3" text:outline-level="3">1. Clone the Repository</text:h>
      <text:p text:style-name="P1"><text:span text:style-name="Source_20_Text">git clone https://github.com/anjuprasannan96/llm-awareness-portfolio.git</text:span></text:p>
      <text:p text:style-name="P2"><text:span text:style-name="Source_20_Text">cd llm-awareness-portfolio/phase2_Intermediate_Projects</text:span></text:p>
      <text:h text:style-name="Heading_20_3" text:outline-level="3">2. Create Virtual Environment (recommended)</text:h>
      <text:p text:style-name="P1"><text:span text:style-name="Source_20_Text">python3 -m venv venv</text:span></text:p>
      <text:p text:style-name="P2"><text:span text:style-name="Source_20_Text">source venv/bin/activate</text:span></text:p>
      <text:h text:style-name="Heading_20_3" text:outline-level="3">3. Install Dependencies</text:h>
      <text:p text:style-name="P2"><text:span text:style-name="Source_20_Text">pip install -r requirements.txt</text:span></text:p>
      <text:h text:style-name="Heading_20_3" text:outline-level="3">4. Run LLaMA3 Locally (Ollama)</text:h>
      <text:p text:style-name="Text_20_body">Make sure <text:span text:style-name="Strong_20_Emphasis">Ollama</text:span> is installed and running:</text:p>
      <text:p text:style-name="P2"><text:span text:style-name="Source_20_Text">ollama run llama3</text:span></text:p>
      <text:p text:style-name="Text_20_body">This provides a local LLaMA3 API at <text:span text:style-name="Source_20_Text">http://localhost:11434</text:span>.</text:p>
      <text:h text:style-name="Heading_20_3" text:outline-level="3">5. Start the App</text:h>
      <text:p text:style-name="P2"><text:span text:style-name="Source_20_Text">streamlit run app.py</text:span></text:p>
      <text:p text:style-name="Text_20_body">Open browser → <text:span text:style-name="Source_20_Text">http://localhost:8501</text:span></text:p>
      <text:p text:style-name="Horizontal_20_Line"/>
      <text:h text:style-name="Heading_20_2" text:outline-level="2"><text:soft-page-break/>🖥️ Usage Guide</text:h>
      <text:h text:style-name="Heading_20_3" text:outline-level="3">🔹 <text:span text:style-name="Strong_20_Emphasis">Global News Topic Tracker</text:span></text:h>
      <text:list xml:id="list1714358426" text:style-name="L2">
        <text:list-item>
          <text:p text:style-name="P4">Enter a topic (e.g., <text:span text:style-name="Emphasis">Artificial Intelligence</text:span>)</text:p>
        </text:list-item>
        <text:list-item>
          <text:p text:style-name="P4">Click <text:span text:style-name="Strong_20_Emphasis">Fetch News</text:span></text:p>
        </text:list-item>
        <text:list-item>
          <text:p text:style-name="P4">View summarized trending topics</text:p>
        </text:list-item>
      </text:list>
      <text:h text:style-name="Heading_20_3" text:outline-level="3">🔹 <text:span text:style-name="Strong_20_Emphasis">Multi-Modal Assistant</text:span></text:h>
      <text:list xml:id="list3281432437" text:style-name="L3">
        <text:list-item>
          <text:p text:style-name="P5">Upload an image (<text:span text:style-name="Source_20_Text">.jpg</text:span>, <text:span text:style-name="Source_20_Text">.png</text:span>)</text:p>
        </text:list-item>
        <text:list-item>
          <text:p text:style-name="P5">Ask a question like: <text:span text:style-name="Emphasis">“What objects are in this image?”</text:span></text:p>
        </text:list-item>
        <text:list-item>
          <text:p text:style-name="P5">Get an AI-powered answer</text:p>
        </text:list-item>
      </text:list>
      <text:h text:style-name="Heading_20_3" text:outline-level="3">🔹 <text:span text:style-name="Strong_20_Emphasis">Meeting Notes Extractor</text:span></text:h>
      <text:list xml:id="list1134674423" text:style-name="L4">
        <text:list-item>
          <text:p text:style-name="P6">Upload meeting audio (<text:span text:style-name="Source_20_Text">.wav</text:span>, <text:span text:style-name="Source_20_Text">.mp3</text:span>, <text:span text:style-name="Source_20_Text">.m4a</text:span>)</text:p>
        </text:list-item>
        <text:list-item>
          <text:p text:style-name="P6">Whisper transcribes → LLaMA3 summarizes</text:p>
        </text:list-item>
        <text:list-item>
          <text:p text:style-name="P6">Output: <text:span text:style-name="Strong_20_Emphasis">Meeting Notes</text:span> + <text:span text:style-name="Strong_20_Emphasis">Action Items</text:span></text:p>
        </text:list-item>
      </text:list>
      <text:p text:style-name="Horizontal_20_Line"/>
      <text:h text:style-name="Heading_20_2" text:outline-level="2">📄 Example Outputs</text:h>
      <text:h text:style-name="Heading_20_3" text:outline-level="3">📰 News Tracker</text:h>
      <text:list xml:id="list2675057656" text:style-name="L5">
        <text:list-item>
          <text:p text:style-name="P7">Input: <text:span text:style-name="Emphasis">“Artificial Intelligence”</text:span></text:p>
        </text:list-item>
        <text:list-item>
          <text:p text:style-name="P7">Output: <text:span text:style-name="Emphasis">“AI adoption increasing across industries; regulation and generative AI in focus.”</text:span></text:p>
        </text:list-item>
      </text:list>
      <text:h text:style-name="Heading_20_3" text:outline-level="3">🖼️ Multi-Modal Assistant</text:h>
      <text:list xml:id="list644050673" text:style-name="L6">
        <text:list-item>
          <text:p text:style-name="P8">Input: Image of laptop, coffee cup, books</text:p>
        </text:list-item>
        <text:list-item>
          <text:p text:style-name="P8">Output: <text:span text:style-name="Emphasis">“The image shows a laptop, a coffee cup, and books on a desk.”</text:span></text:p>
        </text:list-item>
      </text:list>
      <text:h text:style-name="Heading_20_3" text:outline-level="3">🎙️ Meeting Notes Extractor</text:h>
      <text:list xml:id="list741358148" text:style-name="L7">
        <text:list-item>
          <text:p text:style-name="P9">Input: Sprint planning audio</text:p>
        </text:list-item>
        <text:list-item>
          <text:p text:style-name="P9">Output:</text:p>
          <text:list>
            <text:list-item>
              <text:p text:style-name="P9"><text:span text:style-name="Strong_20_Emphasis">Notes:</text:span> API integration due Friday, John → Payment Gateway, Priya → UI by Wednesday</text:p>
            </text:list-item>
            <text:list-item>
              <text:p text:style-name="P9"><text:span text:style-name="Strong_20_Emphasis">Action Items:</text:span> Team → Review Thursday</text:p>
            </text:list-item>
          </text:list>
        </text:list-item>
      </text:list>
      <text:p text:style-name="Horizontal_20_Line"/>
      <text:h text:style-name="Heading_20_2" text:outline-level="2"><text:soft-page-break/>📌 Requirements</text:h>
      <text:list xml:id="list3529696245" text:style-name="L8">
        <text:list-item>
          <text:p text:style-name="P10">Python 3.9+</text:p>
        </text:list-item>
        <text:list-item>
          <text:p text:style-name="P10">Ollama (for running LLaMA3 locally)</text:p>
        </text:list-item>
        <text:list-item>
          <text:p text:style-name="P10">Whisper (for transcription)</text:p>
        </text:list-item>
        <text:list-item>
          <text:p text:style-name="P10">BLIP (for image captioning)</text:p>
        </text:list-item>
        <text:list-item>
          <text:p text:style-name="P10">Streamlit (UI framework)</text:p>
        </text:list-item>
      </text:list>
      <text:p text:style-name="Horizontal_20_Line"/>
      <text:h text:style-name="Heading_20_2" text:outline-level="2">🙌 Acknowledgements</text:h>
      <text:list xml:id="list1390663995" text:style-name="L9">
        <text:list-item>
          <text:p text:style-name="P11">Ollama for local LLaMA3 models</text:p>
        </text:list-item>
        <text:list-item>
          <text:p text:style-name="P11"><text:a xlink:type="simple" xlink:href="https://github.com/openai/whisper" office:target-frame-name="_new" xlink:show="replace" text:style-name="Internet_20_link" text:visited-style-name="Visited_20_Internet_20_Link">Whisper</text:a> for transcription</text:p>
        </text:list-item>
        <text:list-item>
          <text:p text:style-name="P11">BLIP for image captioning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1:04:48.538610199</meta:creation-date>
    <dc:date>2025-09-02T11:05:23.837209847</dc:date>
    <meta:editing-duration>PT36S</meta:editing-duration>
    <meta:editing-cycles>1</meta:editing-cycles>
    <meta:document-statistic meta:table-count="0" meta:image-count="0" meta:object-count="0" meta:page-count="3" meta:paragraph-count="57" meta:word-count="344" meta:character-count="2221" meta:non-whitespace-character-count="1958"/>
    <meta:generator>LibreOffice/7.3.7.2$Linux_X86_64 LibreOffice_project/30$Build-2</meta:generator>
  </office:meta>
</office:document-meta>
</file>